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0pt" style:font-size-asian="10pt" style:font-name-complex="Arial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0pt" fo:language="fr" fo:country="FR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5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Gill Sans MT_CCJU" fo:font-size="8pt" style:font-size-asian="8pt" style:font-name-complex="Arial" style:font-size-complex="8pt"/>
    </style:style>
    <style:style style:name="P6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9.816cm"/>
        </style:tab-stops>
      </style:paragraph-properties>
      <style:text-properties fo:color="#000000" style:font-name="Gill Sans MT_CCJU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fo:break-before="page">
        <style:tab-stops>
          <style:tab-stop style:position="11.21cm"/>
        </style:tab-stops>
      </style:paragraph-properties>
      <style:text-properties fo:color="#000000" style:font-name="Gill Sans MT_CCJU" fo:font-size="9pt" style:font-size-asian="9pt" style:font-size-complex="9pt"/>
    </style:style>
    <style:style style:name="P17" style:family="paragraph" style:parent-style-name="NormalSolidaire">
      <style:paragraph-properties fo:keep-with-next="always"/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18" style:family="paragraph" style:parent-style-name="NormalSolidaire">
      <style:paragraph-properties fo:keep-with-next="always"/>
      <style:text-properties fo:color="#000000" style:font-name="Gill Sans MT_CCJU" fo:font-size="8pt" fo:font-weight="normal" style:font-size-asian="8pt" style:font-weight-asian="normal" style:font-name-complex="Arial" style:font-size-complex="8pt" style:font-weight-complex="bold"/>
    </style:style>
    <style:style style:name="P19" style:family="paragraph" style:parent-style-name="Salutation_20__28_user_29_">
      <style:paragraph-properties fo:margin-top="0cm" fo:margin-bottom="0cm" fo:keep-with-next="always"/>
      <style:text-properties fo:color="#000000" style:font-name="Gill Sans MT_CCJU" fo:font-size="11pt" style:font-size-asian="11pt" style:font-name-complex="Arial" style:font-size-complex="11pt"/>
    </style:style>
    <style:style style:name="P20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Gill Sans MT_CCJU" fo:font-size="8pt" fo:language="fr" fo:country="FR" style:font-size-asian="8pt" style:font-name-complex="Arial" style:font-size-complex="8pt"/>
    </style:style>
    <style:style style:name="P22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23" style:family="paragraph" style:parent-style-name="NormalSolidaire">
      <style:paragraph-properties fo:margin-top="0cm" fo:margin-bottom="0.049cm" fo:line-height="100%" fo:keep-with-next="always"/>
      <style:text-properties fo:color="#000000" style:font-name="Gill Sans MT_CCJU" fo:font-size="11pt" style:font-size-asian="11pt" style:font-name-complex="Arial" style:font-size-complex="11pt"/>
    </style:style>
    <style:style style:name="P24" style:family="paragraph" style:parent-style-name="ModificationSituation">
      <style:paragraph-properties fo:margin-left="0cm" fo:margin-right="0cm" fo:text-indent="0cm" style:auto-text-indent="false"/>
      <style:text-properties fo:color="#000000" style:font-name="Gill Sans MT_CCJU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language="fr" fo:country="FR"/>
    </style:style>
    <style:style style:name="T5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7" style:family="text">
      <style:text-properties style:font-name-asian="Gill Sans MT_CCJU" style:font-name-complex="Gill Sans MT_CCJU"/>
    </style:style>
    <style:style style:name="T8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%#include </text:span><text:span text:style-name="T6">enTetesDecisionRFM</text:span><text:span text:style-name="T5">#%</text:span></text:p>
      <text:p text:style-name="P8">%=LIBELLE_REF=%</text:p>
      <text:p text:style-name="P8">%=GESTIONNAIRE=% <text:span text:style-name="T7">•</text:span> %=TEL_GESTIONNAIRE=%</text:p>
      <text:p text:style-name="P15"/>
      <text:p text:style-name="P9"><text:tab/></text:p>
      <text:p text:style-name="P10"><text:span text:style-name="T3">%=IS_COPIE=%</text:span><text:tab/><text:tab/></text:p>
      <text:p text:style-name="P6">%=NSS=%</text:p>
      <text:p text:style-name="P6">%=AYANT_DROIT=%</text:p>
      <text:p text:style-name="P13"/>
      <text:p text:style-name="P20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7">%=ANNEE=%</text:p>
          </table:table-cell>
          <table:table-cell table:style-name="tabDecision.B1" office:value-type="string">
            <text:p text:style-name="P7">%=NUMERO_DECISION=%</text:p>
          </table:table-cell>
        </table:table-row>
        <table:table-row table:style-name="tabDecision.1">
          <table:table-cell table:style-name="tabDecision.A1" office:value-type="string">
            <text:p text:style-name="P7">%{ligne}%%=VAR_ANNEE=%</text:p>
          </table:table-cell>
          <table:table-cell table:style-name="tabDecision.B1" office:value-type="string">
            <text:p text:style-name="P7">%=VAR_NUMERO_DECISION=%</text:p>
          </table:table-cell>
        </table:table-row>
      </table:table>
      <text:p text:style-name="P6"/>
      <text:p text:style-name="P12">%=TITRE=%</text:p>
      <text:p text:style-name="P13"/>
      <text:p text:style-name="P11">%=PARAGRAPHE1=%</text:p>
      <text:p text:style-name="P14"/>
      <text:p text:style-name="P11">%=PARAGRAPHE2=%</text:p>
      <text:p text:style-name="P13"/>
      <text:p text:style-name="P23">%=<text:span text:style-name="T1">remLineWhenBlank(</text:span>TITRE_REMARQUE,1)=%</text:p>
      <text:p text:style-name="P22">%=<text:span text:style-name="T1">remLineWhenBlank(</text:span>REMARQUE,0)=%</text:p>
      <text:p text:style-name="P22">%=<text:span text:style-name="T1">remLineWhenBlank(</text:span>REMARQUE_DEPOT,0)=%</text:p>
      <text:p text:style-name="P11">%=<text:span text:style-name="T1">remLineWhenBlank(</text:span>REMARQUE_RETOUR_BV,0)=%</text:p>
      <text:p text:style-name="P18"/>
      <text:p text:style-name="P23">%=<text:span text:style-name="T1">remLineWhenBlank(</text:span>TITRE_MOYEN_DROIT,1)=%</text:p>
      <text:p text:style-name="P17">%=<text:span text:style-name="T1">remLineWhenBlank(</text:span>MOYEN_DROIT,0)=%</text:p>
      <text:list text:style-name="WW8Num4">
        <text:list-header>
          <text:p text:style-name="P5"/>
        </text:list-header>
      </text:list>
      <text:p text:style-name="P19">%=SALUTATIONS=%</text:p>
      <text:p text:style-name="P24"/>
      <text:p text:style-name="P3"><text:span text:style-name="T4"><text:tab/><text:tab/><text:tab/><text:tab/><text:tab/><text:tab/><text:tab/><text:tab/><text:tab/></text:span><text:span text:style-name="T2">%#include signatureRFM#%</text:span></text:p>
      <text:p text:style-name="P4">%=pushToEnd()=%<text:span text:style-name="T8">%#include tabAnnexesEtCopiesRFM#%</text:span></text:p>
      <text:p text:style-name="P16"><text:span text:style-name="T5">%#include</text:span><text:span text:style-name="T6"> tableauDecompte</text:span><text:span text:style-name="T5">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1.401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101cm" fo:margin-bottom="1.499cm" fo:margin-left="2.35cm" fo:margin-right="1.98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pm1">
      <style:footer>
        <text:p text:style-name="P1">%=PAGE=% %=docPageCountPlus(COUNT_ADD)=% %=FIN_PAGE=%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06-12T15:56:45</dc:date>
    <meta:editing-cycles>179</meta:editing-cycles>
    <meta:editing-duration>PT20H19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7" meta:word-count="71" meta:character-count="705"/>
  </office:meta>
</office:document-meta>
</file>